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2"/>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Formula">
      <style:graphic-properties fo:margin-left="0.201cm" fo:margin-right="0.201cm" fo:margin-top="0cm" fo:margin-bottom="0cm" style:run-through="foreground" style:wrap="parallel" style:number-wrapped-paragraphs="no-limit" style:wrap-contour="false" style:vertical-pos="middle" style:vertical-rel="text" style:horizontal-pos="from-left" style:horizontal-rel="paragraph-content" fo:padding="0cm" fo:border="none" style:shadow="none" draw:ole-draw-aspect="1"/>
    </style:style>
    <style:style style:name="fr2"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Wzór"/>
      </text:sequence-decls>
      <text:p text:style-name="P1">Logika rozmyta.</text:p>
      <text:p text:style-name="P2"><text:tab/>Logika rozmyta (Fuzzy Logic – FL) – została zaproponowana przez Lofti Zadeha, jest ona ściśle powiązana z teorią zbiorów rozmytych. W logice tej w odróżnieniu od klasycznej logiki dwuwartościowej pomiędzy 0 (fałsz) a 1 (prawda) rozciąga się szereg wartości pośrednich określających przynależność danego elementu do zbioru rozmytego. Dzięki zastosowaniu logiki rozmytej można łatwiej oraz bardziej intuicyjnie opisać zjawiska i pojęcia charakter niepreryjny oraz wieloznaczny. Przykładowo stwierdzenie 'szybki samochód' <text:s/>jest bardzo mało precyzyjne i dla każdego może oznaczać co innego. Dzięki logice rozmytej można to zmienną lingwistyczną zamienić na dane liczbowe i w zależności od środowiska do którego się odnosimy stwierdzić 'liczbowo' co oznacza zdanie 'szybkie auto'.</text:p>
      <text:p text:style-name="P2"><text:tab/>W rozdziale tym postaram się przybliżyć zagadnienie logiki rozmytej, zaprezentować podstawowe twierdzenia <text:s/>z nią związane, oraz przedstawić ogólny model systemu bazującego na logice rozmytej.</text:p>
      <text:p text:style-name="P2"/>
      <text:p text:style-name="P1">Podstawy Logiki rozmytej</text:p>
      <text:p text:style-name="P1"/>
      <text:p text:style-name="P1">Definicja zbiorów rozmytych</text:p>
      <text:p text:style-name="P1"><text:tab/><text:span text:style-name="T1">Przed podaniem definicji zbioru rozmytego, należy ustalić tzw. obszar rozwiązań (universe of discourse). Można to wytłumaczyć na podanym już wcześniej przykładzie zmiennej lingwistycznej 'szybki samochód', ponieważ otrzymamy różne zbiory rozwiązań przyjmując jako zbiór rozwiązań przedział [0;100 km\h] a inne przyjmując [0;300 km\h]. Zbiór rozwiązań można też nazywać przestrzenią rozwiązań i będzie ona oznaczany literą X. Należy pamiętać, że zbiór X nie jest zbiorem rozmytym .</text:span></text:p>
      <text:p text:style-name="P1"><text:span text:style-name="T1">Zbiorem rozmytym A pewnej (niepustej) przestrzeni X nazywamy zbiór par:</text:span></text:p>
      <text:p text:style-name="P1"><draw:frame draw:style-name="fr1" draw:name="Obiekt1" text:anchor-type="as-char" svg:width="5.128cm" svg:height="0.529cm" draw:z-index="1"><draw:object xlink:href="./Object 1" xlink:type="simple" xlink:show="embed" xlink:actuate="onLoad"/><draw:image xlink:href="./ObjectReplacements/Object 1" xlink:type="simple" xlink:show="embed" xlink:actuate="onLoad"/></draw:frame></text:p>
      <text:p text:style-name="P1"><draw:frame draw:style-name="fr1" draw:name="Obiekt2" text:anchor-type="as-char" svg:width="2.491cm" svg:height="0.529cm" draw:z-index="0"><draw:object xlink:href="./Object 2" xlink:type="simple" xlink:show="embed" xlink:actuate="onLoad"/><draw:image xlink:href="./ObjectReplacements/Object 2" xlink:type="simple" xlink:show="embed" xlink:actuate="onLoad"/></draw:frame></text:p>
      <text:p text:style-name="P1"><text:span text:style-name="T1">jest funkcją przynależności zbioru rozmytego A. Funkcja każdemu elementowi zbioru X przypisuje stopień przynależności do zbioru A. Można wyróżnić 3 przypadki:</text:span></text:p>
      <text:list xml:id="list132521219" text:style-name="L2">
        <text:list-item>
          <text:p text:style-name="P3"><text:span text:style-name="T2"><draw:frame draw:style-name="fr2" draw:name="Obiekt3" text:anchor-type="as-char" svg:width="1.78cm" svg:height="0.531cm" draw:z-index="2"><draw:object xlink:href="./Object 3" xlink:type="simple" xlink:show="embed" xlink:actuate="onLoad"/><draw:image xlink:href="./ObjectReplacements/Object 3" xlink:type="simple" xlink:show="embed" xlink:actuate="onLoad"/></draw:frame></text:span><text:span text:style-name="T1">oznacza to pełną przynależność elementu x do zbioru rozmytego A (</text:span><text:span text:style-name="T1"><draw:frame draw:style-name="fr2" draw:name="Obiekt4" text:anchor-type="as-char" svg:width="1.078cm" svg:height="0.467cm" draw:z-index="3"><draw:object xlink:href="./Object 4" xlink:type="simple" xlink:show="embed" xlink:actuate="onLoad"/><draw:image xlink:href="./ObjectReplacements/Object 4" xlink:type="simple" xlink:show="embed" xlink:actuate="onLoad"/></draw:frame></text:span><text:span text:style-name="T1">)</text:span></text:p>
        </text:list-item>
        <text:list-item>
          <text:p text:style-name="P3"><draw:frame draw:style-name="fr2" draw:name="Obiekt5" text:anchor-type="as-char" svg:width="1.785cm" svg:height="0.531cm" draw:z-index="4"><draw:object xlink:href="./Object 5" xlink:type="simple" xlink:show="embed" xlink:actuate="onLoad"/><draw:image xlink:href="./ObjectReplacements/Object 5" xlink:type="simple" xlink:show="embed" xlink:actuate="onLoad"/></draw:frame>oznacza brak przynależności x do zbioru rozmytego A <text:span text:style-name="T1">(</text:span><text:span text:style-name="T1"><draw:frame draw:style-name="fr2" draw:name="Obiekt6" text:anchor-type="as-char" svg:width="1.08cm" svg:height="0.467cm" draw:z-index="5"><draw:object xlink:href="./Object 6" xlink:type="simple" xlink:show="embed" xlink:actuate="onLoad"/><draw:image xlink:href="./ObjectReplacements/Object 6" xlink:type="simple" xlink:show="embed" xlink:actuate="onLoad"/></draw:frame></text:span><text:span text:style-name="T1">)</text:span></text:p>
        </text:list-item>
        <text:list-item>
          <text:p text:style-name="P3"><text:span text:style-name="T1"><draw:frame draw:style-name="fr2" draw:name="Obiekt7" text:anchor-type="as-char" svg:width="2.357cm" svg:height="0.531cm" draw:z-index="6"><draw:object xlink:href="./Object 7" xlink:type="simple" xlink:show="embed" xlink:actuate="onLoad"/><draw:image xlink:href="./ObjectReplacements/Object 7" xlink:type="simple" xlink:show="embed" xlink:actuate="onLoad"/></draw:frame></text:span><text:span text:style-name="T1"> oznacza częściową przynależność x do zbioru rozmytego A</text:span></text:p>
        </text:list-item>
      </text:list>
      <text:p text:style-name="Standard"><text:span text:style-name="T1"/></text:p>
      <text:p text:style-name="P1">Operacje na zbiorach rozmytych</text:p>
      <text:p text:style-name="Standard"><text:span text:style-name="T1">Na zbiorach rozmytych są również dostępne zarówno pojemnościowe jak i algebraiczne.</text:span></text:p>
      <text:p text:style-name="Standard"><text:span text:style-name="T1"><text:tab/></text:span></text:p>
      <text:p text:style-name="Standard"><text:span text:style-name="T1"><text:tab/>Przecięciem się zbiorów rozmytych A i B jest </text:span><text:span text:style-name="T1"><draw:frame draw:style-name="fr2" draw:name="Obiekt8" text:anchor-type="as-char" svg:width="1.145cm" svg:height="0.467cm" draw:z-index="7"><draw:object xlink:href="./Object 8" xlink:type="simple" xlink:show="embed" xlink:actuate="onLoad"/><draw:image xlink:href="./ObjectReplacements/Object 8" xlink:type="simple" xlink:show="embed" xlink:actuate="onLoad"/></draw:frame></text:span><text:span text:style-name="T1">o funkcji przynależności :</text:span></text:p>
      <text:p text:style-name="Standard"><text:span text:style-name="T1"><draw:frame draw:style-name="fr2" draw:name="Obiekt9" text:anchor-type="as-char" svg:width="8.333cm" svg:height="0.529cm" draw:z-index="8"><draw:object xlink:href="./Object 9" xlink:type="simple" xlink:show="embed" xlink:actuate="onLoad"/><draw:image xlink:href="./ObjectReplacements/Object 9"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zór" style:family="paragraph" style:parent-style-name="Caption"/>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0T17:40:39</meta:creation-date>
    <meta:generator>OpenOffice.org/3.1$Linux OpenOffice.org_project/310m19$Build-9420</meta:generator>
    <dc:date>2010-01-10T21:14:46</dc:date>
    <meta:editing-duration>PT02H54M27S</meta:editing-duration>
    <meta:editing-cycles>2</meta:editing-cycles>
    <meta:document-statistic meta:table-count="0" meta:image-count="0" meta:object-count="9" meta:page-count="1" meta:paragraph-count="18" meta:word-count="294" meta:character-count="2121"/>
  </office:meta>
</office:document-meta>
</file>

<file path=Object 1/content.xml><?xml version="1.0" encoding="utf-8"?>
<!DOCTYPE math  PUBLIC '-//OpenOffice.org//DTD Modified W3C MathML 1.01//EN'  'math.dtd'>
<math:math xmlns:math="http://www.w3.org/1998/Math/MathML">
  <math:semantics>
    <math:mrow>
      <math:mrow>
        <math:mi>A</math:mi>
        <math:mo math:stretchy="false">=</math:mo>
        <math:mrow>
          <math:mrow>
            <math:mo math:stretchy="false">(</math:mo>
            <math:mrow>
              <math:mi>x</math:mi>
              <math:mi>,</math:mi>
              <math:msub>
                <math:mo math:stretchy="false">μ</math:mo>
                <math:mi>A</math:mi>
              </math:msub>
              <math:mrow>
                <math:mo math:stretchy="false">(</math:mo>
                <math:mi>x</math:mi>
                <math:mo math:stretchy="false">)</math:mo>
              </math:mrow>
            </math:mrow>
            <math:mo math:stretchy="false">)</math:mo>
          </math:mrow>
          <math:mi>;</math:mi>
          <math:mrow>
            <math:mi>x</math:mi>
            <math:mo math:stretchy="false">∈</math:mo>
            <math:mi>X</math:mi>
          </math:mrow>
        </math:mrow>
      </math:mrow>
      <math:mi>,</math:mi>
      <math:mi math:fontstyle="italic">gdzie</math:mi>
      <math:mi math:fontstyle="normal">:</math:mi>
    </math:mrow>
    <math:annotation math:encoding="StarMath 5.0">A = {(x, %mu_A(x)); x in X}, gdzie:</math:annotation>
  </math:semantics>
</math:math>
</file>

<file path=Object 2/content.xml><?xml version="1.0" encoding="utf-8"?>
<!DOCTYPE math  PUBLIC '-//OpenOffice.org//DTD Modified W3C MathML 1.01//EN'  'math.dtd'>
<math:math xmlns:math="http://www.w3.org/1998/Math/MathML">
  <math:semantics>
    <math:mrow>
      <math:msub>
        <math:mo math:stretchy="false">μ</math:mo>
        <math:mi>A</math:mi>
      </math:msub>
      <math:mi math:fontstyle="normal">:</math:mi>
      <math:mi>X</math:mi>
      <math:mo math:stretchy="false">→</math:mo>
      <math:mrow>
        <math:mo math:stretchy="false">[</math:mo>
        <math:mn>0,1</math:mn>
        <math:mo math:stretchy="false">]</math:mo>
      </math:mrow>
    </math:mrow>
    <math:annotation math:encoding="StarMath 5.0">%mu_A: X rightarrow [0,1]</math:annotation>
  </math:semantics>
</math:math>
</file>

<file path=Object 3/content.xml><?xml version="1.0" encoding="utf-8"?>
<!DOCTYPE math  PUBLIC '-//OpenOffice.org//DTD Modified W3C MathML 1.01//EN'  'math.dtd'>
<math:math xmlns:math="http://www.w3.org/1998/Math/MathML">
  <math:semantics>
    <math:mrow>
      <math:msub>
        <math:mo math:stretchy="false">μ</math:mo>
        <math:mi>A</math:mi>
      </math:msub>
      <math:mrow>
        <math:mrow>
          <math:mo math:stretchy="false">(</math:mo>
          <math:mi>x</math:mi>
          <math:mo math:stretchy="false">)</math:mo>
        </math:mrow>
        <math:mo math:stretchy="false">=</math:mo>
        <math:mn>1</math:mn>
      </math:mrow>
    </math:mrow>
    <math:annotation math:encoding="StarMath 5.0">%mu_A(x) = 1</math:annotation>
  </math:semantics>
</math:math>
</file>

<file path=Object 4/content.xml><?xml version="1.0" encoding="utf-8"?>
<!DOCTYPE math  PUBLIC '-//OpenOffice.org//DTD Modified W3C MathML 1.01//EN'  'math.dtd'>
<math:math xmlns:math="http://www.w3.org/1998/Math/MathML">
  <math:semantics>
    <math:mrow>
      <math:mi>x</math:mi>
      <math:mo math:stretchy="false">∈</math:mo>
      <math:mi>A</math:mi>
    </math:mrow>
    <math:annotation math:encoding="StarMath 5.0">x in A</math:annotation>
  </math:semantics>
</math:math>
</file>

<file path=Object 5/content.xml><?xml version="1.0" encoding="utf-8"?>
<!DOCTYPE math  PUBLIC '-//OpenOffice.org//DTD Modified W3C MathML 1.01//EN'  'math.dtd'>
<math:math xmlns:math="http://www.w3.org/1998/Math/MathML">
  <math:semantics>
    <math:mrow>
      <math:msub>
        <math:mo math:stretchy="false">μ</math:mo>
        <math:mi>A</math:mi>
      </math:msub>
      <math:mrow>
        <math:mrow>
          <math:mo math:stretchy="false">(</math:mo>
          <math:mi>x</math:mi>
          <math:mo math:stretchy="false">)</math:mo>
        </math:mrow>
        <math:mo math:stretchy="false">=</math:mo>
        <math:mn>0</math:mn>
      </math:mrow>
    </math:mrow>
    <math:annotation math:encoding="StarMath 5.0">%mu_A(x) = 0</math:annotation>
  </math:semantics>
</math:math>
</file>

<file path=Object 6/content.xml><?xml version="1.0" encoding="utf-8"?>
<!DOCTYPE math  PUBLIC '-//OpenOffice.org//DTD Modified W3C MathML 1.01//EN'  'math.dtd'>
<math:math xmlns:math="http://www.w3.org/1998/Math/MathML">
  <math:semantics>
    <math:mrow>
      <math:mi>x</math:mi>
      <math:mo math:stretchy="false">∉</math:mo>
      <math:mi>A</math:mi>
    </math:mrow>
    <math:annotation math:encoding="StarMath 5.0">x notin A</math:annotation>
  </math:semantics>
</math:math>
</file>

<file path=Object 7/content.xml><?xml version="1.0" encoding="utf-8"?>
<!DOCTYPE math  PUBLIC '-//OpenOffice.org//DTD Modified W3C MathML 1.01//EN'  'math.dtd'>
<math:math xmlns:math="http://www.w3.org/1998/Math/MathML">
  <math:semantics>
    <math:mrow>
      <math:mrow>
        <math:mn>0</math:mn>
        <math:mo math:stretchy="false">≤</math:mo>
        <math:msub>
          <math:mo math:stretchy="false">μ</math:mo>
          <math:mi>A</math:mi>
        </math:msub>
      </math:mrow>
      <math:mrow>
        <math:mrow>
          <math:mo math:stretchy="false">(</math:mo>
          <math:mi>x</math:mi>
          <math:mo math:stretchy="false">)</math:mo>
        </math:mrow>
        <math:mo math:stretchy="false">≤</math:mo>
        <math:mn>1</math:mn>
      </math:mrow>
    </math:mrow>
    <math:annotation math:encoding="StarMath 5.0">0 &lt;= %mu_A(x) &lt;= 1</math:annotation>
  </math:semantics>
</math:math>
</file>

<file path=Object 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intersection B</math:annotation>
  </math:semantics>
</math:math>
</file>

<file path=Object 9/content.xml><?xml version="1.0" encoding="utf-8"?>
<!DOCTYPE math  PUBLIC '-//OpenOffice.org//DTD Modified W3C MathML 1.01//EN'  'math.dtd'>
<math:math xmlns:math="http://www.w3.org/1998/Math/MathML">
  <math:semantics>
    <math:mrow>
      <math:msub>
        <math:mo math:stretchy="false">μ</math:mo>
        <math:mrow>
          <math:mi>A</math:mi>
          <math:mo math:stretchy="false">∩</math:mo>
          <math:mi>B</math:mi>
        </math:mrow>
      </math:msub>
      <math:mrow>
        <math:mrow>
          <math:mo math:stretchy="false">(</math:mo>
          <math:mi>x</math:mi>
          <math:mo math:stretchy="false">)</math:mo>
        </math:mrow>
        <math:mo math:stretchy="false">=</math:mo>
        <math:mi math:fontstyle="italic">min</math:mi>
      </math:mrow>
      <math:mrow>
        <math:mo math:stretchy="false">(</math:mo>
        <math:mrow>
          <math:msub>
            <math:mo math:stretchy="false">μ</math:mo>
            <math:mi>A</math:mi>
          </math:msub>
          <math:mrow>
            <math:mo math:stretchy="false">(</math:mo>
            <math:mi>x</math:mi>
            <math:mo math:stretchy="false">)</math:mo>
          </math:mrow>
          <math:mi>,</math:mi>
          <math:msub>
            <math:mo math:stretchy="false">μ</math:mo>
            <math:mi>B</math:mi>
          </math:msub>
          <math:mrow>
            <math:mo math:stretchy="false">(</math:mo>
            <math:mi>x</math:mi>
            <math:mo math:stretchy="false">)</math:mo>
          </math:mrow>
        </math:mrow>
        <math:mo math:stretchy="false">)</math:mo>
      </math:mrow>
      <math:mi>,</math:mi>
      <math:mi math:fontstyle="italic">dla</math:mi>
      <math:mi math:fontstyle="italic">każdego</math:mi>
      <math:mrow>
        <math:mi>x</math:mi>
        <math:mo math:stretchy="false">∈</math:mo>
        <math:mi>X</math:mi>
      </math:mrow>
    </math:mrow>
    <math:annotation math:encoding="StarMath 5.0">%mu_{A intersection B}(x) = min(%mu_A(x), %mu_B(x)), dla każdego x in X</math:annotation>
  </math:semantics>
</math:math>
</file>